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3"/>
          <table:table-cell office:value-type="string" calcext:value-type="string">
            <text:p>Prob</text:p>
          </table:table-cell>
          <table:table-cell office:value-type="string" calcext:value-type="string">
            <text:p>Arrow wid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rogation not justiciable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/>
          <table:table-cell table:formula="of:=[.A3]" office:value-type="float" office:value="0.3" calcext:value-type="float">
            <text:p>0.3</text:p>
          </table:table-cell>
          <table:table-cell table:formula="of:=[.D3]*20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rogation justiciable</text:p>
          </table:table-cell>
          <table:table-cell table:number-columns-repeated="8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2"/>
          <table:table-cell table:formula="of:=[.A6]" office:value-type="float" office:value="0.7" calcext:value-type="float">
            <text:p>0.7</text:p>
          </table:table-cell>
          <table:table-cell table:formula="of:=[.D6]*20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is prorog lawful</text:p>
          </table:table-cell>
          <table:table-cell table:number-columns-repeated="8"/>
        </table:table-row>
        <table:table-row table:style-name="ro1">
          <table:table-cell table:formula="of:=[.D6]"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9]*[.B9]" office:value-type="float" office:value="0.07" calcext:value-type="float">
            <text:p>0.07</text:p>
          </table:table-cell>
          <table:table-cell table:formula="of:=[.D9]*20"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is prorog unlawful</text:p>
          </table:table-cell>
          <table:table-cell table:number-columns-repeated="8"/>
        </table:table-row>
        <table:table-row table:style-name="ro1">
          <table:table-cell table:formula="of:=[.D6]"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12]*[.B12]" office:value-type="float" office:value="0.63" calcext:value-type="float">
            <text:p>0.63</text:p>
          </table:table-cell>
          <table:table-cell table:formula="of:=[.D12]*20" office:value-type="float" office:value="12.6" calcext:value-type="float">
            <text:p>12.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oes not explicitly state</text:p>
          </table:table-cell>
          <table:table-cell table:number-columns-repeated="8"/>
        </table:table-row>
        <table:table-row table:style-name="ro1">
          <table:table-cell table:formula="of:=[.D12]" office:value-type="float" office:value="0.63" calcext:value-type="float">
            <text:p>0.63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5]*[.B15]" office:value-type="float" office:value="0.126" calcext:value-type="float">
            <text:p>0.126</text:p>
          </table:table-cell>
          <table:table-cell table:formula="of:=[.D15]*20" office:value-type="float" office:value="2.52" calcext:value-type="float">
            <text:p>2.5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oes not state, nothing happens</text:p>
          </table:table-cell>
          <table:table-cell table:number-columns-repeated="8"/>
        </table:table-row>
        <table:table-row table:style-name="ro1">
          <table:table-cell table:formula="of:=[.D15]" office:value-type="float" office:value="0.126" calcext:value-type="float">
            <text:p>0.126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8]*[.B18]" office:value-type="float" office:value="0.0252" calcext:value-type="float">
            <text:p>0.0252</text:p>
          </table:table-cell>
          <table:table-cell table:formula="of:=[.D18]*20" office:value-type="float" office:value="0.504" calcext:value-type="float">
            <text:p>0.50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oes not state, Parliament re-sits</text:p>
          </table:table-cell>
          <table:table-cell table:number-columns-repeated="8"/>
        </table:table-row>
        <table:table-row table:style-name="ro1">
          <table:table-cell table:formula="of:=[.D15]" office:value-type="float" office:value="0.126" calcext:value-type="float">
            <text:p>0.126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21]*[.B21]" office:value-type="float" office:value="0.1008" calcext:value-type="float">
            <text:p>0.1008</text:p>
          </table:table-cell>
          <table:table-cell table:formula="of:=[.D21]*20" office:value-type="float" office:value="2.016" calcext:value-type="float">
            <text:p>2.01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ullifies</text:p>
          </table:table-cell>
          <table:table-cell table:number-columns-repeated="8"/>
        </table:table-row>
        <table:table-row table:style-name="ro1">
          <table:table-cell table:formula="of:=[.D12]" office:value-type="float" office:value="0.63" calcext:value-type="float">
            <text:p>0.63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A24]*[.B24]" office:value-type="float" office:value="0.252" calcext:value-type="float">
            <text:p>0.252</text:p>
          </table:table-cell>
          <table:table-cell table:formula="of:=[.D24]*20" office:value-type="float" office:value="5.04" calcext:value-type="float">
            <text:p>5.0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mpels Govt</text:p>
          </table:table-cell>
          <table:table-cell table:number-columns-repeated="8"/>
        </table:table-row>
        <table:table-row table:style-name="ro1">
          <table:table-cell table:formula="of:=[.D12]" office:value-type="float" office:value="0.63" calcext:value-type="float">
            <text:p>0.63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A27]*[.B27]" office:value-type="float" office:value="0.252" calcext:value-type="float">
            <text:p>0.252</text:p>
          </table:table-cell>
          <table:table-cell table:formula="of:=[.D27]*20" office:value-type="float" office:value="5.04" calcext:value-type="float">
            <text:p>5.0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ovt complies</text:p>
          </table:table-cell>
          <table:table-cell table:number-columns-repeated="8"/>
        </table:table-row>
        <table:table-row table:style-name="ro1">
          <table:table-cell table:formula="of:=[.D27]" office:value-type="float" office:value="0.252" calcext:value-type="float">
            <text:p>0.252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30]*[.B30]" office:value-type="float" office:value="0.2016" calcext:value-type="float">
            <text:p>0.2016</text:p>
          </table:table-cell>
          <table:table-cell table:formula="of:=[.D30]*20" office:value-type="float" office:value="4.032" calcext:value-type="float">
            <text:p>4.03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ovt refuses to comply</text:p>
          </table:table-cell>
          <table:table-cell table:number-columns-repeated="8"/>
        </table:table-row>
        <table:table-row table:style-name="ro1">
          <table:table-cell table:formula="of:=[.D27]" office:value-type="float" office:value="0.252" calcext:value-type="float">
            <text:p>0.25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33]*[.B33]" office:value-type="float" office:value="0.0504" calcext:value-type="float">
            <text:p>0.0504</text:p>
          </table:table-cell>
          <table:table-cell table:formula="of:=[.D33]*20" office:value-type="float" office:value="1.008" calcext:value-type="float">
            <text:p>1.00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refuses to resign</text:p>
          </table:table-cell>
          <table:table-cell table:number-columns-repeated="8"/>
        </table:table-row>
        <table:table-row table:style-name="ro1">
          <table:table-cell table:formula="of:=[.D24]" office:value-type="float" office:value="0.252" calcext:value-type="float">
            <text:p>0.252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36]*[.B36]" office:value-type="float" office:value="0.1764" calcext:value-type="float">
            <text:p>0.1764</text:p>
          </table:table-cell>
          <table:table-cell table:formula="of:=[.D36]*20" office:value-type="float" office:value="3.528" calcext:value-type="float">
            <text:p>3.528</text:p>
          </table:table-cell>
          <table:table-cell table:number-columns-repeated="4"/>
        </table:table-row>
        <table:table-row table:style-name="ro1">
          <table:table-cell table:formula="of:=[.D30]" office:value-type="float" office:value="0.2016" calcext:value-type="float">
            <text:p>0.2016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37]*[.B37]" office:value-type="float" office:value="0.14112" calcext:value-type="float">
            <text:p>0.14112</text:p>
          </table:table-cell>
          <table:table-cell table:formula="of:=[.D37]*20" office:value-type="float" office:value="2.8224" calcext:value-type="float">
            <text:p>2.8224</text:p>
          </table:table-cell>
          <table:table-cell table:number-columns-repeated="4"/>
        </table:table-row>
        <table:table-row table:style-name="ro1">
          <table:table-cell table:formula="of:=[.D21]" office:value-type="float" office:value="0.1008" calcext:value-type="float">
            <text:p>0.1008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38]*[.B38]" office:value-type="float" office:value="0.07056" calcext:value-type="float">
            <text:p>0.07056</text:p>
          </table:table-cell>
          <table:table-cell table:formula="of:=[.D38]*20" office:value-type="float" office:value="1.4112" calcext:value-type="float">
            <text:p>1.411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" table:formula="of:=SUM([.D36:.D38])" office:value-type="float" office:value="0.38808" calcext:value-type="float">
            <text:p>0.38808</text:p>
          </table:table-cell>
          <table:table-cell table:formula="of:=[.D39]*20" office:value-type="float" office:value="7.7616" calcext:value-type="float">
            <text:p>7.76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son resigns</text:p>
          </table:table-cell>
          <table:table-cell table:number-columns-repeated="8"/>
        </table:table-row>
        <table:table-row table:style-name="ro1">
          <table:table-cell table:formula="of:=[.D24]" office:value-type="float" office:value="0.252" calcext:value-type="float">
            <text:p>0.252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41]*[.B41]" office:value-type="float" office:value="0.0756" calcext:value-type="float">
            <text:p>0.0756</text:p>
          </table:table-cell>
          <table:table-cell table:formula="of:=[.D41]*20" office:value-type="float" office:value="1.512" calcext:value-type="float">
            <text:p>1.512</text:p>
          </table:table-cell>
          <table:table-cell table:number-columns-repeated="4"/>
        </table:table-row>
        <table:table-row table:style-name="ro1">
          <table:table-cell table:formula="of:=[.D30]" office:value-type="float" office:value="0.2016" calcext:value-type="float">
            <text:p>0.2016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42]*[.B42]" office:value-type="float" office:value="0.06048" calcext:value-type="float">
            <text:p>0.06048</text:p>
          </table:table-cell>
          <table:table-cell table:formula="of:=[.D42]*20" office:value-type="float" office:value="1.2096" calcext:value-type="float">
            <text:p>1.2096</text:p>
          </table:table-cell>
          <table:table-cell table:number-columns-repeated="4"/>
        </table:table-row>
        <table:table-row table:style-name="ro1">
          <table:table-cell table:formula="of:=[.D21]" office:value-type="float" office:value="0.1008" calcext:value-type="float">
            <text:p>0.1008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43]*[.B43]" office:value-type="float" office:value="0.03024" calcext:value-type="float">
            <text:p>0.03024</text:p>
          </table:table-cell>
          <table:table-cell table:formula="of:=[.D43]*20" office:value-type="float" office:value="0.6048" calcext:value-type="float">
            <text:p>0.604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" table:formula="of:=SUM([.D41:.D43])" office:value-type="float" office:value="0.16632" calcext:value-type="float">
            <text:p>0.16632</text:p>
          </table:table-cell>
          <table:table-cell table:formula="of:=[.D44]*20" office:value-type="float" office:value="3.3264" calcext:value-type="float">
            <text:p>3.32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C Late Sept</text:p>
          </table:table-cell>
          <table:table-cell table:number-columns-repeated="8"/>
        </table:table-row>
        <table:table-row table:style-name="ro1">
          <table:table-cell table:formula="of:=[.D39]" office:value-type="float" office:value="0.38808" calcext:value-type="float">
            <text:p>0.38808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46]*[.B46]" office:value-type="float" office:value="0.349272" calcext:value-type="float">
            <text:p>0.349272</text:p>
          </table:table-cell>
          <table:table-cell table:formula="of:=[.D46]*20" office:value-type="float" office:value="6.98544" calcext:value-type="float">
            <text:p>6.9854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Late Sept Passes</text:p>
          </table:table-cell>
          <table:table-cell table:number-columns-repeated="8"/>
        </table:table-row>
        <table:table-row table:style-name="ro1">
          <table:table-cell table:formula="of:=[.D46]" office:value-type="float" office:value="0.349272" calcext:value-type="float">
            <text:p>0.349272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49]*[.B49]" office:value-type="float" office:value="0.2794176" calcext:value-type="float">
            <text:p>0.2794176</text:p>
          </table:table-cell>
          <table:table-cell table:formula="of:=[.D49]*20" office:value-type="float" office:value="5.588352" calcext:value-type="float">
            <text:p>5.58835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Late Sept Fails</text:p>
          </table:table-cell>
          <table:table-cell table:number-columns-repeated="8"/>
        </table:table-row>
        <table:table-row table:style-name="ro1">
          <table:table-cell table:formula="of:=[.D46]" office:value-type="float" office:value="0.349272" calcext:value-type="float">
            <text:p>0.34927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52]*[.B52]" office:value-type="float" office:value="0.0698544" calcext:value-type="float">
            <text:p>0.0698544</text:p>
          </table:table-cell>
          <table:table-cell table:formula="of:=[.D52]*20" office:value-type="float" office:value="1.397088" calcext:value-type="float">
            <text:p>1.39708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mid Oct, succeeds</text:p>
          </table:table-cell>
          <table:table-cell table:number-columns-repeated="8"/>
        </table:table-row>
        <table:table-row table:style-name="ro1">
          <table:table-cell table:formula="of:=[.D33]" office:value-type="float" office:value="0.0504" calcext:value-type="float">
            <text:p>0.0504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55]*[.B55]" office:value-type="float" office:value="0.04536" calcext:value-type="float">
            <text:p>0.04536</text:p>
          </table:table-cell>
          <table:table-cell table:formula="of:=[.D55]*20" office:value-type="float" office:value="0.9072" calcext:value-type="float">
            <text:p>0.907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mid Oct, fails</text:p>
          </table:table-cell>
          <table:table-cell table:number-columns-repeated="8"/>
        </table:table-row>
        <table:table-row table:style-name="ro1">
          <table:table-cell table:formula="of:=[.D33]" office:value-type="float" office:value="0.0504" calcext:value-type="float">
            <text:p>0.0504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58]*[.B58]" office:value-type="float" office:value="0.00504" calcext:value-type="float">
            <text:p>0.00504</text:p>
          </table:table-cell>
          <table:table-cell table:formula="of:=[.D58]*20" office:value-type="float" office:value="0.1008" calcext:value-type="float">
            <text:p>0.100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g against further prorogation doesn’t pass</text:p>
          </table:table-cell>
          <table:table-cell table:number-columns-repeated="8"/>
        </table:table-row>
        <table:table-row table:style-name="ro1">
          <table:table-cell table:formula="of:=[.D3]"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61]*[.B61]" office:value-type="float" office:value="0.06" calcext:value-type="float">
            <text:p>0.06</text:p>
          </table:table-cell>
          <table:table-cell table:formula="of:=[.D61]*20"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announces further prorogation</text:p>
          </table:table-cell>
          <table:table-cell table:number-columns-repeated="8"/>
        </table:table-row>
        <table:table-row table:style-name="ro1">
          <table:table-cell table:formula="of:=[.D61]" office:value-type="float" office:value="0.06" calcext:value-type="float">
            <text:p>0.06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64]*[.B64]" office:value-type="float" office:value="0.03" calcext:value-type="float">
            <text:p>0.03</text:p>
          </table:table-cell>
          <table:table-cell table:formula="of:=[.D64]*20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urther prorogation happens</text:p>
          </table:table-cell>
          <table:table-cell table:number-columns-repeated="8"/>
        </table:table-row>
        <table:table-row table:style-name="ro1">
          <table:table-cell table:formula="of:=[.D64]" office:value-type="float" office:value="0.03" calcext:value-type="float">
            <text:p>0.03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A67]*[.B67]" office:value-type="float" office:value="0.012" calcext:value-type="float">
            <text:p>0.012</text:p>
          </table:table-cell>
          <table:table-cell table:formula="of:=[.D67]*20" office:value-type="float" office:value="0.24" calcext:value-type="float">
            <text:p>0.2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Queen refuses</text:p>
          </table:table-cell>
          <table:table-cell table:number-columns-repeated="8"/>
        </table:table-row>
        <table:table-row table:style-name="ro1">
          <table:table-cell table:formula="of:=[.D64]"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70]*[.B70]" office:value-type="float" office:value="0.003" calcext:value-type="float">
            <text:p>0.003</text:p>
          </table:table-cell>
          <table:table-cell table:formula="of:=[.D70]*20" office:value-type="float" office:value="0.06" calcext:value-type="float">
            <text:p>0.0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alf of cabinet resigns</text:p>
          </table:table-cell>
          <table:table-cell table:number-columns-repeated="8"/>
        </table:table-row>
        <table:table-row table:style-name="ro1">
          <table:table-cell table:formula="of:=[.D64]" office:value-type="float" office:value="0.03" calcext:value-type="float">
            <text:p>0.03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73]*[.B73]" office:value-type="float" office:value="0.015" calcext:value-type="float">
            <text:p>0.015</text:p>
          </table:table-cell>
          <table:table-cell table:formula="of:=[.D73]*20"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g against further prorogation passes</text:p>
          </table:table-cell>
          <table:table-cell table:number-columns-repeated="8"/>
        </table:table-row>
        <table:table-row table:style-name="ro1">
          <table:table-cell table:formula="of:=[.D3]"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76]*[.B76]" office:value-type="float" office:value="0.24" calcext:value-type="float">
            <text:p>0.24</text:p>
          </table:table-cell>
          <table:table-cell table:formula="of:=[.D76]*20" office:value-type="float" office:value="4.8" calcext:value-type="float">
            <text:p>4.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still has to go to European Council</text:p>
          </table:table-cell>
          <table:table-cell table:number-columns-repeated="8"/>
        </table:table-row>
        <table:table-row table:style-name="ro1">
          <table:table-cell table:formula="of:=[.D76]" office:value-type="float" office:value="0.24" calcext:value-type="float">
            <text:p>0.24</text:p>
          </table:table-cell>
          <table:table-cell table:number-columns-repeated="2"/>
          <table:table-cell table:formula="of:=[.A79]" office:value-type="float" office:value="0.24" calcext:value-type="float">
            <text:p>0.24</text:p>
          </table:table-cell>
          <table:table-cell table:formula="of:=[.D79]*20" office:value-type="float" office:value="4.8" calcext:value-type="float">
            <text:p>4.8</text:p>
          </table:table-cell>
          <table:table-cell table:number-columns-repeated="4"/>
        </table:table-row>
        <table:table-row table:style-name="ro1">
          <table:table-cell table:formula="of:=[.D9]" office:value-type="float" office:value="0.07" calcext:value-type="float">
            <text:p>0.07</text:p>
          </table:table-cell>
          <table:table-cell table:number-columns-repeated="2"/>
          <table:table-cell table:formula="of:=[.A80]" office:value-type="float" office:value="0.07" calcext:value-type="float">
            <text:p>0.07</text:p>
          </table:table-cell>
          <table:table-cell table:formula="of:=[.D80]*20"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table:formula="of:=[.D18]" office:value-type="float" office:value="0.0252" calcext:value-type="float">
            <text:p>0.0252</text:p>
          </table:table-cell>
          <table:table-cell table:number-columns-repeated="2"/>
          <table:table-cell table:formula="of:=[.A81]" office:value-type="float" office:value="0.0252" calcext:value-type="float">
            <text:p>0.0252</text:p>
          </table:table-cell>
          <table:table-cell table:formula="of:=[.D81]*20" office:value-type="float" office:value="0.504" calcext:value-type="float">
            <text:p>0.50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" table:formula="of:=SUM([.D79:.D81])" office:value-type="float" office:value="0.3352" calcext:value-type="float">
            <text:p>0.3352</text:p>
          </table:table-cell>
          <table:table-cell table:formula="of:=[.D82]*20" office:value-type="float" office:value="6.704" calcext:value-type="float">
            <text:p>6.7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son chooses to resign</text:p>
          </table:table-cell>
          <table:table-cell table:number-columns-repeated="8"/>
        </table:table-row>
        <table:table-row table:style-name="ro1">
          <table:table-cell table:formula="of:=[.D82]" office:value-type="float" office:value="0.3352" calcext:value-type="float">
            <text:p>0.3352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84]*[.B84]" office:value-type="float" office:value="0.10056" calcext:value-type="float">
            <text:p>0.10056</text:p>
          </table:table-cell>
          <table:table-cell table:formula="of:=[.D84]*20" office:value-type="float" office:value="2.0112" calcext:value-type="float">
            <text:p>2.011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Unify behind a caretaker PM</text:p>
          </table:table-cell>
          <table:table-cell table:number-columns-repeated="8"/>
        </table:table-row>
        <table:table-row table:style-name="ro1">
          <table:table-cell table:formula="of:=[.D84]" office:value-type="float" office:value="0.10056" calcext:value-type="float">
            <text:p>0.10056</text:p>
          </table:table-cell>
          <table:table-cell table:number-columns-repeated="2"/>
          <table:table-cell table:formula="of:=[.A87]" office:value-type="float" office:value="0.10056" calcext:value-type="float">
            <text:p>0.10056</text:p>
          </table:table-cell>
          <table:table-cell table:formula="of:=[.D87]*20" office:value-type="float" office:value="2.0112" calcext:value-type="float">
            <text:p>2.0112</text:p>
          </table:table-cell>
          <table:table-cell table:number-columns-repeated="4"/>
        </table:table-row>
        <table:table-row table:style-name="ro1">
          <table:table-cell table:formula="of:=[.D49]" office:value-type="float" office:value="0.2794176" calcext:value-type="float">
            <text:p>0.2794176</text:p>
          </table:table-cell>
          <table:table-cell table:number-columns-repeated="2"/>
          <table:table-cell table:formula="of:=[.A88]" office:value-type="float" office:value="0.2794176" calcext:value-type="float">
            <text:p>0.2794176</text:p>
          </table:table-cell>
          <table:table-cell table:formula="of:=[.D88]*20" office:value-type="float" office:value="5.588352" calcext:value-type="float">
            <text:p>5.588352</text:p>
          </table:table-cell>
          <table:table-cell table:number-columns-repeated="4"/>
        </table:table-row>
        <table:table-row table:style-name="ro1">
          <table:table-cell table:formula="of:=[.D44]" office:value-type="float" office:value="0.16632" calcext:value-type="float">
            <text:p>0.16632</text:p>
          </table:table-cell>
          <table:table-cell table:number-columns-repeated="2"/>
          <table:table-cell table:formula="of:=[.A89]" office:value-type="float" office:value="0.16632" calcext:value-type="float">
            <text:p>0.16632</text:p>
          </table:table-cell>
          <table:table-cell table:formula="of:=[.D89]*20" office:value-type="float" office:value="3.3264" calcext:value-type="float">
            <text:p>3.3264</text:p>
          </table:table-cell>
          <table:table-cell table:number-columns-repeated="4"/>
        </table:table-row>
        <table:table-row table:style-name="ro1">
          <table:table-cell table:formula="of:=[.D55]" office:value-type="float" office:value="0.04536" calcext:value-type="float">
            <text:p>0.04536</text:p>
          </table:table-cell>
          <table:table-cell table:number-columns-repeated="2"/>
          <table:table-cell table:formula="of:=[.A90]" office:value-type="float" office:value="0.04536" calcext:value-type="float">
            <text:p>0.04536</text:p>
          </table:table-cell>
          <table:table-cell table:formula="of:=[.D90]*20" office:value-type="float" office:value="0.9072" calcext:value-type="float">
            <text:p>0.9072</text:p>
          </table:table-cell>
          <table:table-cell/>
          <table:table-cell office:value-type="string" calcext:value-type="string">
            <text:p>European Council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formula="of:=SUM([.D87:.D90])" office:value-type="float" office:value="0.5916576" calcext:value-type="float">
            <text:p>0.5916576</text:p>
          </table:table-cell>
          <table:table-cell table:formula="of:=[.D91]*20" office:value-type="float" office:value="11.833152" calcext:value-type="float">
            <text:p>11.833152</text:p>
          </table:table-cell>
          <table:table-cell/>
          <table:table-cell table:style-name="ce6" table:formula="of:=[.D91]*100" office:value-type="float" office:value="59.16576" calcext:value-type="float">
            <text:p>59</text:p>
          </table:table-cell>
          <table:table-cell office:value-type="string" calcext:value-type="string">
            <text:p>Not Johnson</text:p>
          </table:table-cell>
          <table:table-cell/>
        </table:table-row>
        <table:table-row table:style-name="ro1">
          <table:table-cell office:value-type="string" calcext:value-type="string">
            <text:p>Johnson goes to European Council</text:p>
          </table:table-cell>
          <table:table-cell table:number-columns-repeated="5"/>
          <table:table-cell table:style-name="ce6" table:formula="of:=100-[.G91]" office:value-type="float" office:value="40.83424" calcext:value-type="float">
            <text:p>41</text:p>
          </table:table-cell>
          <table:table-cell office:value-type="string" calcext:value-type="string">
            <text:p>Johnson</text:p>
          </table:table-cell>
          <table:table-cell/>
        </table:table-row>
        <table:table-row table:style-name="ro1">
          <table:table-cell table:formula="of:=[.D61]" office:value-type="float" office:value="0.06" calcext:value-type="float">
            <text:p>0.06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93]*[.B93]" office:value-type="float" office:value="0.03" calcext:value-type="float">
            <text:p>0.03</text:p>
          </table:table-cell>
          <table:table-cell table:formula="of:=[.D93]*20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table:formula="of:=[.D82]" office:value-type="float" office:value="0.3352" calcext:value-type="float">
            <text:p>0.3352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94]*[.B94]" office:value-type="float" office:value="0.23464" calcext:value-type="float">
            <text:p>0.23464</text:p>
          </table:table-cell>
          <table:table-cell table:formula="of:=[.D94]*20" office:value-type="float" office:value="4.6928" calcext:value-type="float">
            <text:p>4.6928</text:p>
          </table:table-cell>
          <table:table-cell table:number-columns-repeated="4"/>
        </table:table-row>
        <table:table-row table:style-name="ro1">
          <table:table-cell table:formula="of:=[.D52]" office:value-type="float" office:value="0.0698544" calcext:value-type="float">
            <text:p>0.0698544</text:p>
          </table:table-cell>
          <table:table-cell table:number-columns-repeated="2"/>
          <table:table-cell table:formula="of:=[.A95]" office:value-type="float" office:value="0.0698544" calcext:value-type="float">
            <text:p>0.0698544</text:p>
          </table:table-cell>
          <table:table-cell table:formula="of:=[.D95]*20" office:value-type="float" office:value="1.397088" calcext:value-type="float">
            <text:p>1.397088</text:p>
          </table:table-cell>
          <table:table-cell table:number-columns-repeated="4"/>
        </table:table-row>
        <table:table-row table:style-name="ro1">
          <table:table-cell table:formula="of:=[.D39]" office:value-type="float" office:value="0.38808" calcext:value-type="float">
            <text:p>0.38808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96]*[.B96]" office:value-type="float" office:value="0.038808" calcext:value-type="float">
            <text:p>0.038808</text:p>
          </table:table-cell>
          <table:table-cell table:formula="of:=[.D96]*20" office:value-type="float" office:value="0.77616" calcext:value-type="float">
            <text:p>0.77616</text:p>
          </table:table-cell>
          <table:table-cell table:number-columns-repeated="4"/>
        </table:table-row>
        <table:table-row table:style-name="ro1">
          <table:table-cell table:formula="of:=[.D58]" office:value-type="float" office:value="0.00504" calcext:value-type="float">
            <text:p>0.00504</text:p>
          </table:table-cell>
          <table:table-cell table:number-columns-repeated="2"/>
          <table:table-cell table:formula="of:=[.A97]" office:value-type="float" office:value="0.00504" calcext:value-type="float">
            <text:p>0.00504</text:p>
          </table:table-cell>
          <table:table-cell table:formula="of:=[.D97]*20" office:value-type="float" office:value="0.1008" calcext:value-type="float">
            <text:p>0.1008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93:.D97])" office:value-type="float" office:value="0.3783424" calcext:value-type="float">
            <text:p>0.3783424</text:p>
          </table:table-cell>
          <table:table-cell table:formula="of:=[.D98]*20" office:value-type="float" office:value="7.566848" calcext:value-type="float">
            <text:p>7.56684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retaker GE</text:p>
          </table:table-cell>
          <table:table-cell table:number-columns-repeated="8"/>
        </table:table-row>
        <table:table-row table:style-name="ro1">
          <table:table-cell table:formula="of:=[.D91]" office:value-type="float" office:value="0.5916576" calcext:value-type="float">
            <text:p>0.5916576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101]*[.B101]" office:value-type="float" office:value="0.53249184" calcext:value-type="float">
            <text:p>0.53249184</text:p>
          </table:table-cell>
          <table:table-cell table:formula="of:=[.D101]*20" office:value-type="float" office:value="10.6498368" calcext:value-type="float">
            <text:p>10.649836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retaker PV</text:p>
          </table:table-cell>
          <table:table-cell table:number-columns-repeated="8"/>
        </table:table-row>
        <table:table-row table:style-name="ro1">
          <table:table-cell table:formula="of:=[.D91]" office:value-type="float" office:value="0.5916576" calcext:value-type="float">
            <text:p>0.5916576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104]*[.B104]" office:value-type="float" office:value="0.05916576" calcext:value-type="float">
            <text:p>0.05916576</text:p>
          </table:table-cell>
          <table:table-cell table:formula="of:=[.D104]*20" office:value-type="float" office:value="1.1833152" calcext:value-type="float">
            <text:p>1.183315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gets a Deal</text:p>
          </table:table-cell>
          <table:table-cell table:number-columns-repeated="8"/>
        </table:table-row>
        <table:table-row table:style-name="ro1">
          <table:table-cell table:formula="of:=[.D98]" office:value-type="float" office:value="0.3783424" calcext:value-type="float">
            <text:p>0.3783424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07]*[.B107]" office:value-type="float" office:value="0.07566848" calcext:value-type="float">
            <text:p>0.07566848</text:p>
          </table:table-cell>
          <table:table-cell table:formula="of:=[.D107]*20" office:value-type="float" office:value="1.5133696" calcext:value-type="float">
            <text:p>1.513369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refuses everything</text:p>
          </table:table-cell>
          <table:table-cell table:number-columns-repeated="8"/>
        </table:table-row>
        <table:table-row table:style-name="ro1">
          <table:table-cell table:formula="of:=[.D98]" office:value-type="float" office:value="0.3783424" calcext:value-type="float">
            <text:p>0.3783424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110]*[.B110]" office:value-type="float" office:value="0.1891712" calcext:value-type="float">
            <text:p>0.1891712</text:p>
          </table:table-cell>
          <table:table-cell table:formula="of:=[.D110]*20" office:value-type="float" office:value="3.783424" calcext:value-type="float">
            <text:p>3.78342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asks for ext for GE + EU offers months</text:p>
          </table:table-cell>
          <table:table-cell table:number-columns-repeated="8"/>
        </table:table-row>
        <table:table-row table:style-name="ro1">
          <table:table-cell table:formula="of:=[.D98]" office:value-type="float" office:value="0.3783424" calcext:value-type="float">
            <text:p>0.3783424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113]*[.B113]" office:value-type="float" office:value="0.11350272" calcext:value-type="float">
            <text:p>0.11350272</text:p>
          </table:table-cell>
          <table:table-cell table:formula="of:=[.D113]*20" office:value-type="float" office:value="2.2700544" calcext:value-type="float">
            <text:p>2.270054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al Fails</text:p>
          </table:table-cell>
          <table:table-cell table:number-columns-repeated="8"/>
        </table:table-row>
        <table:table-row table:style-name="ro1">
          <table:table-cell table:formula="of:=[.D107]" office:value-type="float" office:value="0.07566848" calcext:value-type="float">
            <text:p>0.07566848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116]*[.B116]" office:value-type="float" office:value="0.060534784" calcext:value-type="float">
            <text:p>0.060534784</text:p>
          </table:table-cell>
          <table:table-cell table:formula="of:=[.D116]*20" office:value-type="float" office:value="1.21069568" calcext:value-type="float">
            <text:p>1.2106956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al passes</text:p>
          </table:table-cell>
          <table:table-cell table:number-columns-repeated="8"/>
        </table:table-row>
        <table:table-row table:style-name="ro1">
          <table:table-cell table:formula="of:=[.D107]" office:value-type="float" office:value="0.07566848" calcext:value-type="float">
            <text:p>0.07566848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19]*[.B119]" office:value-type="float" office:value="0.015133696" calcext:value-type="float">
            <text:p>0.015133696</text:p>
          </table:table-cell>
          <table:table-cell table:formula="of:=[.D119]*20" office:value-type="float" office:value="0.30267392" calcext:value-type="float">
            <text:p>0.3026739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21 Oct</text:p>
          </table:table-cell>
          <table:table-cell table:number-columns-repeated="8"/>
        </table:table-row>
        <table:table-row table:style-name="ro1">
          <table:table-cell table:formula="of:=[.D70]" office:value-type="float" office:value="0.003" calcext:value-type="float">
            <text:p>0.003</text:p>
          </table:table-cell>
          <table:table-cell table:number-columns-repeated="2"/>
          <table:table-cell table:formula="of:=[.A122]" office:value-type="float" office:value="0.003" calcext:value-type="float">
            <text:p>0.003</text:p>
          </table:table-cell>
          <table:table-cell table:formula="of:=[.D122]*20" office:value-type="float" office:value="0.06" calcext:value-type="float">
            <text:p>0.06</text:p>
          </table:table-cell>
          <table:table-cell table:number-columns-repeated="4"/>
        </table:table-row>
        <table:table-row table:style-name="ro1">
          <table:table-cell table:formula="of:=[.D73]" office:value-type="float" office:value="0.015" calcext:value-type="float">
            <text:p>0.015</text:p>
          </table:table-cell>
          <table:table-cell table:number-columns-repeated="2"/>
          <table:table-cell table:formula="of:=[.A123]" office:value-type="float" office:value="0.015" calcext:value-type="float">
            <text:p>0.015</text:p>
          </table:table-cell>
          <table:table-cell table:formula="of:=[.D123]*20"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table:formula="of:=[.D110]" office:value-type="float" office:value="0.1891712" calcext:value-type="float">
            <text:p>0.1891712</text:p>
          </table:table-cell>
          <table:table-cell table:number-columns-repeated="2"/>
          <table:table-cell table:formula="of:=[.A124]" office:value-type="float" office:value="0.1891712" calcext:value-type="float">
            <text:p>0.1891712</text:p>
          </table:table-cell>
          <table:table-cell table:formula="of:=[.D124]*20" office:value-type="float" office:value="3.783424" calcext:value-type="float">
            <text:p>3.783424</text:p>
          </table:table-cell>
          <table:table-cell table:number-columns-repeated="4"/>
        </table:table-row>
        <table:table-row table:style-name="ro1">
          <table:table-cell table:formula="of:=[.D116]" office:value-type="float" office:value="0.060534784" calcext:value-type="float">
            <text:p>0.060534784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125]*[.B125]" office:value-type="float" office:value="0.030267392" calcext:value-type="float">
            <text:p>0.030267392</text:p>
          </table:table-cell>
          <table:table-cell table:formula="of:=[.D125]*20" office:value-type="float" office:value="0.60534784" calcext:value-type="float">
            <text:p>0.6053478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" table:formula="of:=SUM([.D122:.D125])" office:value-type="float" office:value="0.237438592" calcext:value-type="float">
            <text:p>0.237438592</text:p>
          </table:table-cell>
          <table:table-cell table:formula="of:=[.D126]*20" office:value-type="float" office:value="4.74877184" calcext:value-type="float">
            <text:p>4.74877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C 21 Oct, fails</text:p>
          </table:table-cell>
          <table:table-cell table:number-columns-repeated="8"/>
        </table:table-row>
        <table:table-row table:style-name="ro1">
          <table:table-cell table:formula="of:=[.D126]" office:value-type="float" office:value="0.237438592" calcext:value-type="float">
            <text:p>0.237438592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128]*[.B128]" office:value-type="float" office:value="0.0237438592" calcext:value-type="float">
            <text:p>0.0237438592</text:p>
          </table:table-cell>
          <table:table-cell table:formula="of:=[.D128]*20" office:value-type="float" office:value="0.474877184" calcext:value-type="float">
            <text:p>0.47487718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21 Oct, passes</text:p>
          </table:table-cell>
          <table:table-cell table:number-columns-repeated="8"/>
        </table:table-row>
        <table:table-row table:style-name="ro1">
          <table:table-cell table:formula="of:=[.D126]" office:value-type="float" office:value="0.237438592" calcext:value-type="float">
            <text:p>0.237438592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131]*[.B131]" office:value-type="float" office:value="0.2136947328" calcext:value-type="float">
            <text:p>0.2136947328</text:p>
          </table:table-cell>
          <table:table-cell table:formula="of:=[.D131]*20" office:value-type="float" office:value="4.273894656" calcext:value-type="float">
            <text:p>4.27389465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st min revoke showdown</text:p>
          </table:table-cell>
          <table:table-cell table:number-columns-repeated="8"/>
        </table:table-row>
        <table:table-row table:style-name="ro1">
          <table:table-cell table:formula="of:=[.D128]" office:value-type="float" office:value="0.0237438592" calcext:value-type="float">
            <text:p>0.0237438592</text:p>
          </table:table-cell>
          <table:table-cell table:number-columns-repeated="2"/>
          <table:table-cell table:formula="of:=[.A134]" office:value-type="float" office:value="0.0237438592" calcext:value-type="float">
            <text:p>0.0237438592</text:p>
          </table:table-cell>
          <table:table-cell table:formula="of:=[.D134]*20" office:value-type="float" office:value="0.474877184" calcext:value-type="float">
            <text:p>0.474877184</text:p>
          </table:table-cell>
          <table:table-cell table:number-columns-repeated="4"/>
        </table:table-row>
        <table:table-row table:style-name="ro1">
          <table:table-cell table:formula="of:=[.D116]" office:value-type="float" office:value="0.060534784" calcext:value-type="float">
            <text:p>0.060534784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135]*[.B135]" office:value-type="float" office:value="0.030267392" calcext:value-type="float">
            <text:p>0.030267392</text:p>
          </table:table-cell>
          <table:table-cell table:formula="of:=[.D135]*20" office:value-type="float" office:value="0.60534784" calcext:value-type="float">
            <text:p>0.6053478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" table:formula="of:=SUM([.D134:.D135])" office:value-type="float" office:value="0.0540112512" calcext:value-type="float">
            <text:p>0.0540112512</text:p>
          </table:table-cell>
          <table:table-cell table:formula="of:=[.D136]*20" office:value-type="float" office:value="1.080225024" calcext:value-type="float">
            <text:p>1.080225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ULT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al 31 Oct</text:p>
          </table:table-cell>
          <table:table-cell table:number-columns-repeated="5"/>
          <table:table-cell office:value-type="string" calcext:value-type="string">
            <text:p>Percent</text:p>
          </table:table-cell>
          <table:table-cell office:value-type="string" calcext:value-type="string">
            <text:p>Percent rounded</text:p>
          </table:table-cell>
          <table:table-cell office:value-type="string" calcext:value-type="string">
            <text:p>Manual rounded</text:p>
          </table:table-cell>
        </table:table-row>
        <table:table-row table:style-name="ro1">
          <table:table-cell table:formula="of:=[.D67]" office:value-type="float" office:value="0.012" calcext:value-type="float">
            <text:p>0.012</text:p>
          </table:table-cell>
          <table:table-cell table:number-columns-repeated="2"/>
          <table:table-cell table:formula="of:=[.A140]" office:value-type="float" office:value="0.012" calcext:value-type="float">
            <text:p>0.012</text:p>
          </table:table-cell>
          <table:table-cell table:formula="of:=[.D140]*20" office:value-type="float" office:value="0.24" calcext:value-type="float">
            <text:p>0.24</text:p>
          </table:table-cell>
          <table:table-cell table:number-columns-repeated="4"/>
        </table:table-row>
        <table:table-row table:style-name="ro1">
          <table:table-cell table:formula="of:=[.D136]" office:value-type="float" office:value="0.0540112512" calcext:value-type="float">
            <text:p>0.054011251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41]*[.B141]" office:value-type="float" office:value="0.01080225024" calcext:value-type="float">
            <text:p>0.01080225024</text:p>
          </table:table-cell>
          <table:table-cell table:formula="of:=[.D141]*20" office:value-type="float" office:value="0.2160450048" calcext:value-type="float">
            <text:p>0.216045004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" table:formula="of:=SUM([.D140:.D141])" office:value-type="float" office:value="0.02280225024" calcext:value-type="float">
            <text:p>0.02280225024</text:p>
          </table:table-cell>
          <table:table-cell table:formula="of:=[.D142]*20" office:value-type="float" office:value="0.4560450048" calcext:value-type="float">
            <text:p>0.4560450048</text:p>
          </table:table-cell>
          <table:table-cell/>
          <table:table-cell table:formula="of:=[.D142]*100" office:value-type="float" office:value="2.280225024" calcext:value-type="float">
            <text:p>2.280225024</text:p>
          </table:table-cell>
          <table:table-cell table:style-name="ce6" table:formula="of:=[.G142]" office:value-type="float" office:value="2.280225024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rt 50 Revoked</text:p>
          </table:table-cell>
          <table:table-cell table:number-columns-repeated="8"/>
        </table:table-row>
        <table:table-row table:style-name="ro1">
          <table:table-cell table:formula="of:=[.D136]" office:value-type="float" office:value="0.0540112512" calcext:value-type="float">
            <text:p>0.0540112512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145]*[.B145]" office:value-type="float" office:value="0.04320900096" calcext:value-type="float">
            <text:p>0.04320900096</text:p>
          </table:table-cell>
          <table:table-cell table:formula="of:=[.D145]*20" office:value-type="float" office:value="0.8641800192" calcext:value-type="float">
            <text:p>0.8641800192</text:p>
          </table:table-cell>
          <table:table-cell/>
          <table:table-cell table:formula="of:=[.D145]*100" office:value-type="float" office:value="4.320900096" calcext:value-type="float">
            <text:p>4.320900096</text:p>
          </table:table-cell>
          <table:table-cell table:style-name="ce6" table:formula="of:=[.G145]" office:value-type="float" office:value="4.320900096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rexit with a Deal</text:p>
          </table:table-cell>
          <table:table-cell table:number-columns-repeated="8"/>
        </table:table-row>
        <table:table-row table:style-name="ro1">
          <table:table-cell table:formula="of:=[.D119]" office:value-type="float" office:value="0.015133696" calcext:value-type="float">
            <text:p>0.015133696</text:p>
          </table:table-cell>
          <table:table-cell table:number-columns-repeated="2"/>
          <table:table-cell table:formula="of:=[.A148]" office:value-type="float" office:value="0.015133696" calcext:value-type="float">
            <text:p>0.015133696</text:p>
          </table:table-cell>
          <table:table-cell table:formula="of:=[.D148]*20" office:value-type="float" office:value="0.30267392" calcext:value-type="float">
            <text:p>0.30267392</text:p>
          </table:table-cell>
          <table:table-cell/>
          <table:table-cell table:formula="of:=[.D148]*100" office:value-type="float" office:value="1.5133696" calcext:value-type="float">
            <text:p>1.5133696</text:p>
          </table:table-cell>
          <table:table-cell table:style-name="ce6" table:formula="of:=[.G148]" office:value-type="float" office:value="1.5133696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E</text:p>
          </table:table-cell>
          <table:table-cell table:number-columns-repeated="8"/>
        </table:table-row>
        <table:table-row table:style-name="ro1">
          <table:table-cell table:formula="of:=[.D131]" office:value-type="float" office:value="0.2136947328" calcext:value-type="float">
            <text:p>0.2136947328</text:p>
          </table:table-cell>
          <table:table-cell table:number-columns-repeated="2"/>
          <table:table-cell table:formula="of:=[.A151]" office:value-type="float" office:value="0.2136947328" calcext:value-type="float">
            <text:p>0.2136947328</text:p>
          </table:table-cell>
          <table:table-cell table:formula="of:=[.D151]*20" office:value-type="float" office:value="4.273894656" calcext:value-type="float">
            <text:p>4.273894656</text:p>
          </table:table-cell>
          <table:table-cell table:number-columns-repeated="4"/>
        </table:table-row>
        <table:table-row table:style-name="ro1">
          <table:table-cell table:formula="of:=[.D113]" office:value-type="float" office:value="0.11350272" calcext:value-type="float">
            <text:p>0.11350272</text:p>
          </table:table-cell>
          <table:table-cell table:number-columns-repeated="2"/>
          <table:table-cell table:formula="of:=[.A152]" office:value-type="float" office:value="0.11350272" calcext:value-type="float">
            <text:p>0.11350272</text:p>
          </table:table-cell>
          <table:table-cell table:formula="of:=[.D152]*20" office:value-type="float" office:value="2.2700544" calcext:value-type="float">
            <text:p>2.2700544</text:p>
          </table:table-cell>
          <table:table-cell table:number-columns-repeated="4"/>
        </table:table-row>
        <table:table-row table:style-name="ro1">
          <table:table-cell table:formula="of:=[.D101]" office:value-type="float" office:value="0.53249184" calcext:value-type="float">
            <text:p>0.53249184</text:p>
          </table:table-cell>
          <table:table-cell table:number-columns-repeated="2"/>
          <table:table-cell table:formula="of:=[.A153]" office:value-type="float" office:value="0.53249184" calcext:value-type="float">
            <text:p>0.53249184</text:p>
          </table:table-cell>
          <table:table-cell table:formula="of:=[.D153]*20" office:value-type="float" office:value="10.6498368" calcext:value-type="float">
            <text:p>10.6498368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51:.D153])" office:value-type="float" office:value="0.8596892928" calcext:value-type="float">
            <text:p>0.8596892928</text:p>
          </table:table-cell>
          <table:table-cell table:formula="of:=[.D154]*20" office:value-type="float" office:value="17.193785856" calcext:value-type="float">
            <text:p>17.193785856</text:p>
          </table:table-cell>
          <table:table-cell/>
          <table:table-cell table:formula="of:=[.D154]*100" office:value-type="float" office:value="85.96892928" calcext:value-type="float">
            <text:p>85.96892928</text:p>
          </table:table-cell>
          <table:table-cell table:style-name="ce6" table:formula="of:=[.G154]" office:value-type="float" office:value="85.96892928" calcext:value-type="float">
            <text:p>8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V</text:p>
          </table:table-cell>
          <table:table-cell table:number-columns-repeated="8"/>
        </table:table-row>
        <table:table-row table:style-name="ro1">
          <table:table-cell table:formula="of:=[.D104]" office:value-type="float" office:value="0.05916576" calcext:value-type="float">
            <text:p>0.05916576</text:p>
          </table:table-cell>
          <table:table-cell table:number-columns-repeated="2"/>
          <table:table-cell table:formula="of:=[.A157]" office:value-type="float" office:value="0.05916576" calcext:value-type="float">
            <text:p>0.05916576</text:p>
          </table:table-cell>
          <table:table-cell table:formula="of:=[.D157]*20" office:value-type="float" office:value="1.1833152" calcext:value-type="float">
            <text:p>1.1833152</text:p>
          </table:table-cell>
          <table:table-cell/>
          <table:table-cell table:formula="of:=[.D157]*100" office:value-type="float" office:value="5.916576" calcext:value-type="float">
            <text:p>5.916576</text:p>
          </table:table-cell>
          <table:table-cell table:style-name="ce6" table:formula="of:=[.G157]" office:value-type="float" office:value="5.916576" calcext:value-type="float">
            <text:p>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formula="of:=[.D157]+[.D154]+[.D148]+[.D145]+[.D142]" office:value-type="float" office:value="1" calcext:value-type="float">
            <text:p>1</text:p>
          </table:table-cell>
          <table:table-cell table:number-columns-repeated="2"/>
          <table:table-cell table:formula="of:=SUM([.G142:.G157])" office:value-type="float" office:value="100" calcext:value-type="float">
            <text:p>100</text:p>
          </table:table-cell>
          <table:table-cell table:formula="of:=SUM([.H142:.H157])" office:value-type="float" office:value="100" calcext:value-type="float">
            <text:p>100</text:p>
          </table:table-cell>
          <table:table-cell table:formula="of:=SUM([.I142:.I157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/00/0000</text:date>, <text:time style:data-style-name="N2" text:time-value="13:56:33.272599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9-19T11:36:53.622931139</meta:creation-date>
    <meta:generator>LibreOffice/6.2.0.3$MacOSX_X86_64 LibreOffice_project/98c6a8a1c6c7b144ce3cc729e34964b47ce25d62</meta:generator>
    <dc:date>2019-09-20T10:03:11.441574993</dc:date>
    <dc:creator>Jon Worth</dc:creator>
    <meta:editing-duration>PT3H10M18S</meta:editing-duration>
    <meta:editing-cycles>10</meta:editing-cycles>
    <meta:document-statistic meta:table-count="1" meta:cell-count="327" meta:object-count="0"/>
  </office:meta>
</office:document-meta>
</file>